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/>
    <style:font-face style:name="LiberationMono" svg:font-family="LiberationMono"/>
    <style:font-face style:name="LucidaGrande" svg:font-family="LucidaGrande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LiberationMono" fo:font-size="10pt" fo:font-weight="bold"/>
    </style:style>
    <style:style style:name="P2" style:family="paragraph" style:parent-style-name="Text_20_body">
      <style:text-properties style:font-name="Courier" fo:font-size="26pt" fo:font-weight="bold"/>
    </style:style>
    <style:style style:name="P3" style:family="paragraph" style:parent-style-name="Text_20_body">
      <style:text-properties style:font-name="Courier" fo:font-size="10pt"/>
    </style:style>
    <style:style style:name="P4" style:family="paragraph" style:parent-style-name="Text_20_body">
      <style:text-properties style:font-name="Courier" fo:font-size="16pt" fo:font-weight="bold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text-properties fo:color="#00007f" style:font-name="Courier" fo:font-size="10pt"/>
    </style:style>
    <style:style style:name="P8" style:family="paragraph" style:parent-style-name="Text_20_body">
      <style:text-properties fo:color="#00007f" style:font-name="Courier" fo:font-size="10pt" fo:font-weight="bold"/>
    </style:style>
    <style:style style:name="P9" style:family="paragraph" style:parent-style-name="Title">
      <style:text-properties fo:font-size="26pt" style:font-size-asian="26pt" style:font-size-complex="26pt"/>
    </style:style>
    <style:style style:name="P10" style:family="paragraph" style:parent-style-name="Preformatted_20_Text">
      <style:text-properties style:font-name="Courier" fo:font-size="10pt"/>
    </style:style>
    <style:style style:name="P11" style:family="paragraph" style:parent-style-name="Preformatted_20_Text">
      <style:text-properties style:font-name="Courier" fo:font-size="10pt" style:font-name-asian="Courier New" style:font-size-asian="10pt" style:font-name-complex="Courier New" style:font-size-complex="10pt"/>
    </style:style>
    <style:style style:name="P12" style:family="paragraph" style:parent-style-name="Preformatted_20_Text">
      <style:text-properties style:font-name="Courier" fo:font-size="16pt" fo:font-weight="bold"/>
    </style:style>
    <style:style style:name="P13" style:family="paragraph" style:parent-style-name="Preformatted_20_Text">
      <style:text-properties style:font-name="Courier" fo:font-size="9pt"/>
    </style:style>
    <style:style style:name="P14" style:family="paragraph" style:parent-style-name="Preformatted_20_Text">
      <style:paragraph-properties fo:margin-top="0in" fo:margin-bottom="0.1965in"/>
    </style:style>
    <style:style style:name="P15" style:family="paragraph" style:parent-style-name="Preformatted_20_Text">
      <style:paragraph-properties fo:margin-top="0in" fo:margin-bottom="0.1965in"/>
      <style:text-properties style:font-name="Courier" fo:font-size="10pt"/>
    </style:style>
    <style:style style:name="P16" style:family="paragraph" style:parent-style-name="Preformatted_20_Text">
      <style:paragraph-properties fo:margin-top="0in" fo:margin-bottom="0.1965in"/>
      <style:text-properties fo:color="#00007f" style:font-name="Courier" fo:font-size="10pt"/>
    </style:style>
    <style:style style:name="P17" style:family="paragraph" style:parent-style-name="Table_20_Contents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Table_20_Contents">
      <style:text-properties style:font-name="Courier1" fo:font-size="10pt" style:font-name-asian="Courier New" style:font-size-asian="10pt" style:font-name-complex="Courier New" style:font-size-complex="10pt"/>
    </style:style>
    <style:style style:name="P19" style:family="paragraph" style:parent-style-name="Text_20_body">
      <style:text-properties style:font-name="LiberationMono" fo:font-size="10pt" fo:font-weight="bold"/>
    </style:style>
    <style:style style:name="P20" style:family="paragraph" style:parent-style-name="Text_20_body">
      <style:paragraph-properties fo:line-height="100%"/>
      <style:text-properties style:font-name="LiberationMono" fo:font-size="10pt" fo:font-weight="bold"/>
    </style:style>
    <style:style style:name="P21" style:family="paragraph" style:parent-style-name="Preformatted_20_Text">
      <style:text-properties style:font-name="Courier" fo:font-size="10pt"/>
    </style:style>
    <style:style style:name="P22" style:family="paragraph" style:parent-style-name="Preformatted_20_Text">
      <style:text-properties style:font-name="LiberationMono" fo:font-size="10pt" fo:font-weight="bold"/>
    </style:style>
    <style:style style:name="P23" style:family="paragraph" style:parent-style-name="Preformatted_20_Text">
      <style:paragraph-properties fo:margin-top="0in" fo:margin-bottom="0.1965in"/>
      <style:text-properties fo:color="#000000" style:font-name="Courier" fo:font-size="10pt" fo:letter-spacing="normal" fo:language="en" fo:country="US"/>
    </style:style>
    <style:style style:name="P24" style:family="paragraph" style:parent-style-name="Preformatted_20_Text">
      <style:paragraph-properties fo:margin-top="0in" fo:margin-bottom="0.1965in"/>
      <style:text-properties style:font-name="LiberationMono" fo:font-size="10pt"/>
    </style:style>
    <style:style style:name="T1" style:family="text">
      <style:text-properties style:font-name="Courier" fo:font-size="10pt"/>
    </style:style>
    <style:style style:name="T2" style:family="text">
      <style:text-properties style:font-name="Courier" fo:font-size="10pt" fo:font-weight="bold"/>
    </style:style>
    <style:style style:name="T3" style:family="text">
      <style:text-properties style:font-name="Courier" fo:font-size="10pt" style:text-underline-style="solid" style:text-underline-width="auto" style:text-underline-color="font-color"/>
    </style:style>
    <style:style style:name="T4" style:family="text">
      <style:text-properties style:font-name="LiberationMono" fo:font-size="10pt" fo:font-weight="bold"/>
    </style:style>
    <style:style style:name="T5" style:family="text">
      <style:text-properties style:font-name="LiberationMono" fo:font-size="10pt" style:text-underline-style="none" fo:font-weight="bold"/>
    </style:style>
    <style:style style:name="T6" style:family="text">
      <style:text-properties style:font-name="LiberationMono" fo:font-size="10pt" fo:font-weight="normal" style:font-weight-asian="normal" style:font-weight-complex="normal"/>
    </style:style>
    <style:style style:name="T7" style:family="text">
      <style:text-properties fo:font-size="16pt"/>
    </style:style>
    <style:style style:name="T8" style:family="text">
      <style:text-properties style:font-name="Courier1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9">Deliver this PQ to: &lt;Buyer first name&gt;</text:span><text:span text:style-name="T8"> </text:span><text:span text:style-name="T10">&lt;Buyer last name&gt;</text:span><text:span text:style-name="T9"><text:tab/><text:tab/><text:tab/><text:tab/><text:tab/><text:tab/></text:span></text:p>
      <text:p text:style-name="P9">Price Quote</text:p>
      <text:p text:style-name="P2"/>
      <text:p text:style-name="P2">Products <text:tab/><text:tab/><text:span text:style-name="T7">&lt;Product name&gt;</text:span></text:p>
      <text:p text:style-name="P4"/>
      <text:p text:style-name="P3"><draw:frame draw:style-name="fr1" draw:name="Frame1" text:anchor-type="paragraph" svg:x="3.5028in" svg:y="0.0437in" svg:width="2.9827in" draw:z-index="0"><draw:text-box fo:min-height="1.3402in"><text:p text:style-name="P1">Buyer: </text:p><text:p text:style-name="P10">&lt;Company&gt;</text:p><text:p text:style-name="P10">&lt;First name&gt; &lt;Last name&gt;</text:p><text:p text:style-name="P10">&lt;Address&gt;</text:p><text:p text:style-name="P10">&lt;City&gt; &lt;ZIP code&gt;, &lt;Country&gt;</text:p><text:p text:style-name="P10">Phone: &lt;Phone number&gt;</text:p><text:p text:style-name="P10">Email: &lt;Email address&gt;</text:p><text:p text:style-name="P23">Fax: &lt;Fax number&gt;</text:p></draw:text-box></draw:frame><draw:frame draw:style-name="fr1" draw:name="Frame2" text:anchor-type="paragraph" svg:x="0.1535in" svg:y="0.0161in" svg:width="3.0563in" draw:z-index="1"><draw:text-box fo:min-height="1.3618in"><text:p text:style-name="P1">Vendor: </text:p><text:p text:style-name="P10">&lt;Company&gt;</text:p><text:p text:style-name="P10">&lt;First name&gt; &lt;Last name&gt;</text:p><text:p text:style-name="P10">&lt;Address&gt;</text:p><text:p text:style-name="P10">&lt;City&gt; &lt;ZIP code&gt;, &lt;Country&gt;</text:p><text:p text:style-name="P10">Phone: &lt;Phone number&gt;</text:p><text:p text:style-name="P10">Email: &lt;Email address&gt;</text:p><text:p text:style-name="P15">Fax: &lt;Fax number&gt;</text:p></draw:text-box></draw:frame></text:p>
      <text:p text:style-name="P12"/>
      <text:p text:style-name="P14"><text:s text:c="9"/></text:p>
      <text:p text:style-name="P16"/>
      <text:p text:style-name="P16"/>
      <text:p text:style-name="P1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7">Req Ship Date</text:p>
          </table:table-cell>
          <table:table-cell table:style-name="Table2.A1" office:value-type="string">
            <text:p text:style-name="P17">Buyer</text:p>
          </table:table-cell>
          <table:table-cell table:style-name="Table2.A1" office:value-type="string">
            <text:p text:style-name="P17">Ship via</text:p>
          </table:table-cell>
          <table:table-cell table:style-name="Table2.D1" office:value-type="string">
            <text:p text:style-name="P17">Currency</text:p>
          </table:table-cell>
        </table:table-row>
        <table:table-row>
          <table:table-cell table:style-name="Table2.A2" office:value-type="string">
            <text:p text:style-name="P18">&lt;Date&gt;</text:p>
          </table:table-cell>
          <table:table-cell table:style-name="Table2.A2" office:value-type="string">
            <text:p text:style-name="P11">&lt;Company&gt;</text:p>
          </table:table-cell>
          <table:table-cell table:style-name="Table2.A2" office:value-type="string">
            <text:p text:style-name="P18">&lt;Shipment method&gt;</text:p>
          </table:table-cell>
          <table:table-cell table:style-name="Table2.D2" office:value-type="string">
            <text:p text:style-name="P18">&lt;Currency&gt;</text:p>
          </table:table-cell>
        </table:table-row>
      </table:table>
      <text:p text:style-name="P8"/>
      <text:p text:style-name="P5"><text:span text:style-name="T4">QTY<text:tab/></text:span><text:span text:style-name="T5"><text:tab/></text:span><text:span text:style-name="T4">DESCRIPTION <text:s text:c="8"/></text:span><text:span text:style-name="T5"><text:s text:c="11"/><text:tab/> <text:s/></text:span><text:span text:style-name="T4"><text:s text:c="3"/>UNIT PRICE <text:tab/></text:span><text:span text:style-name="T5"> <text:s/></text:span><text:span text:style-name="T4"><text:s text:c="6"/>TOTAL</text:span></text:p>
      <text:p text:style-name="P3">1<text:tab/><text:tab/>&lt;Product name&gt;<text:tab/><text:tab/><text:tab/><text:tab/><text:tab/> <text:s/>0.00<text:tab/><text:tab/> <text:s text:c="2"/>0.00</text:p>
      <text:p text:style-name="P1"><text:s/></text:p>
      <text:p text:style-name="P10"/>
      <text:p text:style-name="P20">Operating System: </text:p>
      <text:p text:style-name="P6"><text:span text:style-name="T1"><text:tab/> </text:span><text:span text:style-name="T4">Languages: </text:span><text:span text:style-name="T1"><text:s/></text:span></text:p>
      <text:p text:style-name="P6"><text:span text:style-name="T4"><text:tab/> <text:s text:c="4"/>Media: </text:span><text:span text:style-name="T1"><text:s/></text:span></text:p>
      <text:p text:style-name="P6"><text:span text:style-name="T2"><text:s text:c="4"/></text:span><text:span text:style-name="T4">Product Type: </text:span><text:span text:style-name="T1"><text:s/></text:span></text:p>
      <text:p text:style-name="P6"><text:span text:style-name="T4"><text:tab/> <text:s/>End User:</text:span><text:span text:style-name="T6"> </text:span></text:p>
      <text:p text:style-name="P6"><text:span text:style-name="T1"><text:tab/> <text:s text:c="4"/></text:span><text:span text:style-name="T4">Email:</text:span><text:span text:style-name="T6"> </text:span></text:p>
      <text:p text:style-name="P7"/>
      <text:p text:style-name="P22">The link to place the order: </text:p>
      <text:p text:style-name="P14"><text:s text:c="43"/></text:p>
      <text:p text:style-name="P15"><text:tab/><text:tab/><text:tab/></text:p>
      <text:p text:style-name="P14"><text:span text:style-name="T1"><text:tab/><text:tab/><text:tab/><text:tab/><text:tab/><text:tab/><text:tab/></text:span><text:span text:style-name="T3"> <text:s text:c="34"/></text:span></text:p>
      <text:p text:style-name="P14"><text:span text:style-name="T1"><text:tab/><text:tab/><text:tab/><text:tab/><text:tab/><text:tab/><text:tab/>Authorized by: &lt;Vendor name&gt;</text:span> <text:s text:c="42"/><text:tab/><text:tab/><text:tab/><text:tab/><text:tab/><text:tab/><text:tab/><text:span text:style-name="T1">Phone: &lt;Vendor phone&gt;</text:span> <text:s text:c="42"/><text:tab/><text:tab/><text:tab/><text:tab/><text:tab/><text:tab/><text:tab/><text:span text:style-name="T1">Email: &lt;Vendor email&gt;</text:span> <text:s text:c="42"/><text:tab/><text:tab/><text:tab/><text:tab/><text:tab/><text:tab/><text:tab/><text:span text:style-name="T1">Fax: &lt;Vendor fax&gt;</text:span></text:p>
      <text:p text:style-name="P13">The goods purchased under this PQ are subject to the terms and conditions posted at</text:p>
      <text:p text:style-name="P13">&lt;Vendor website&gt;, unless there is an existing agreement between the Vendor and the Bu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/>
    <style:font-face style:name="LiberationMono" svg:font-family="LiberationMono"/>
    <style:font-face style:name="LucidaGrande" svg:font-family="LucidaGrande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5T17:57:25.52</meta:creation-date>
    <meta:editing-duration>P0D</meta:editing-duration>
    <meta:editing-cycles>1</meta:editing-cycles>
    <meta:generator>OpenOffice/4.1.1$Win32 OpenOffice.org_project/411m6$Build-9775</meta:generator>
    <dc:description>This template is provided by RationalPlan a project management software provider.</dc:description>
    <dc:subject>A Price Quote template that can be used for various software products. It supports different currencies and can be easily adjusted to list multiple products.</dc:subject>
    <dc:title>Software Price Quote Template</dc:title>
    <meta:keyword>price quote</meta:keyword>
    <meta:keyword>template</meta:keyword>
    <meta:keyword>finance</meta:keyword>
    <meta:initial-creator>RagunathaBoopathy </meta:initial-creator>
    <meta:document-statistic meta:table-count="1" meta:image-count="0" meta:object-count="0" meta:page-count="1" meta:paragraph-count="44" meta:word-count="134" meta:character-count="1187"/>
    <meta:user-defined meta:name="License">&lt;a href="http://www.rationalplan.com/"&gt;RationalPlan&lt;/a&gt;</meta:user-defined>
  </office:meta>
</office:document-meta>
</file>